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1 — GETTING STARTED</text:p>
          </draw:text-box>
        </draw:frame>
        <draw:frame draw:style-name="TransBox" svg:width="31.8700cm" svg:height="5.5000cm" svg:x="1.0000cm" svg:y="2.3000cm">
          <draw:text-box>
            <text:p text:style-name="PTitleMain">Getting Help — man, --help, apropos</text:p>
          </draw:text-box>
        </draw:frame>
        <draw:frame draw:style-name="TransBox" svg:width="31.8700cm" svg:height="3.5000cm" svg:x="1.0000cm" svg:y="8.8000cm">
          <draw:text-box>
            <text:p text:style-name="PBody">One of the most important skills on any Linux system is knowing how to find answers without leaving the terminal. The --help flag man pages</text:p>
          </draw:text-box>
        </draw:frame>
        <draw:frame draw:style-name="TransBox" svg:width="31.8700cm" svg:height="1.0000cm" svg:x="1.0000cm" svg:y="17.8000cm">
          <draw:text-box>
            <text:p text:style-name="PFooter">01-getting-started/04-help-system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--help flag</text:p>
            <text:p text:style-name="PBullet">▶  man pages</text:p>
            <text:p text:style-name="PBullet">▶  apropos — search by keyword</text:p>
            <text:p text:style-name="PBullet">▶  info pages</text:p>
            <text:p text:style-name="PBullet">▶  /usr/share/doc</text:p>
            <text:p text:style-name="PBullet">▶  Online resources (official)</text:p>
            <text:p text:style-name="PBullet">▶  Quick reference: help command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--help flag</text:p>
          </draw:text-box>
        </draw:frame>
        <draw:frame draw:style-name="TransBox" svg:width="15.7350cm" svg:height="13.5500cm" svg:x="1.0000cm" svg:y="4.0000cm">
          <draw:text-box>
            <text:p text:style-name="PBullet">• Almost every command accepts --help. It shows a short summary of options.</text:p>
            <text:p text:style-name="PBullet">• Use --help when you just need a quick reminder of a flag.</text:p>
          </draw:text-box>
        </draw:frame>
        <draw:frame draw:style-name="CodeBox" svg:width="15.7350cm" svg:height="13.5500cm" svg:x="17.1350cm" svg:y="4.0000cm">
          <draw:text-box>
            <text:p text:style-name="PCode">ls --help
dnf --help
systemctl --hel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n pages</text:p>
          </draw:text-box>
        </draw:frame>
        <draw:frame draw:style-name="TransBox" svg:width="15.7350cm" svg:height="13.5500cm" svg:x="1.0000cm" svg:y="4.0000cm">
          <draw:text-box>
            <text:p text:style-name="PBullet">• man (manual) provides the full reference documentation for commands, config</text:p>
            <text:p text:style-name="PBullet">• files, and system calls.</text:p>
          </draw:text-box>
        </draw:frame>
        <draw:frame draw:style-name="CodeBox" svg:width="15.7350cm" svg:height="13.5500cm" svg:x="17.1350cm" svg:y="4.0000cm">
          <draw:text-box>
            <text:p text:style-name="PCode">man ls
man dnf
man 5 fstab     # section 5 = file formats
man 8 firewalld # section 8 = sysadmin command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propos — search by keyword</text:p>
          </draw:text-box>
        </draw:frame>
        <draw:frame draw:style-name="TransBox" svg:width="15.7350cm" svg:height="13.5500cm" svg:x="1.0000cm" svg:y="4.0000cm">
          <draw:text-box>
            <text:p text:style-name="PBullet">• If you don't know the command name, apropos searches man page descriptions:</text:p>
            <text:p text:style-name="PBullet">• 💡 Update the man database</text:p>
            <text:p text:style-name="PBullet">• If apropos returns nothing useful, update its index:</text:p>
            <text:p text:style-name="PBullet">• `bash</text:p>
            <text:p text:style-name="PBullet">• sudo mandb</text:p>
            <text:p text:style-name="PBullet">• `</text:p>
          </draw:text-box>
        </draw:frame>
        <draw:frame draw:style-name="CodeBox" svg:width="15.7350cm" svg:height="13.5500cm" svg:x="17.1350cm" svg:y="4.0000cm">
          <draw:text-box>
            <text:p text:style-name="PCode">apropos firewall
apropos "network interface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fo pages</text:p>
          </draw:text-box>
        </draw:frame>
        <draw:frame draw:style-name="TransBox" svg:width="15.7350cm" svg:height="13.5500cm" svg:x="1.0000cm" svg:y="4.0000cm">
          <draw:text-box>
            <text:p text:style-name="PBullet">• Some GNU tools have richer documentation in info format:</text:p>
          </draw:text-box>
        </draw:frame>
        <draw:frame draw:style-name="CodeBox" svg:width="15.7350cm" svg:height="13.5500cm" svg:x="17.1350cm" svg:y="4.0000cm">
          <draw:text-box>
            <text:p text:style-name="PCode">info coreutils
info bash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usr/share/doc</text:p>
          </draw:text-box>
        </draw:frame>
        <draw:frame draw:style-name="TransBox" svg:width="15.7350cm" svg:height="13.5500cm" svg:x="1.0000cm" svg:y="4.0000cm">
          <draw:text-box>
            <text:p text:style-name="PBullet">• Package documentation (changelogs, examples, READMEs) lives here:</text:p>
          </draw:text-box>
        </draw:frame>
        <draw:frame draw:style-name="CodeBox" svg:width="15.7350cm" svg:height="13.5500cm" svg:x="17.1350cm" svg:y="4.0000cm">
          <draw:text-box>
            <text:p text:style-name="PCode">ls /usr/share/doc/
ls /usr/share/doc/bash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nline resources (official)</text:p>
          </draw:text-box>
        </draw:frame>
        <draw:frame draw:style-name="TransBox" svg:width="31.8700cm" svg:height="13.5500cm" svg:x="1.0000cm" svg:y="4.0000cm">
          <draw:text-box>
            <text:p text:style-name="PBullet">• Resource: URL</text:p>
            <text:p text:style-name="PBullet">• RHEL 10 documentation: https://docs.redhat.com/en/documentation/red_hat_enterprise_linux/10</text:p>
            <text:p text:style-name="PBullet">• Red Hat Knowledgebase: https://access.redhat.com/solutions</text:p>
            <text:p text:style-name="PBullet">• Package search: https://access.redhat.com/packag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 reference: help commands</text:p>
          </draw:text-box>
        </draw:frame>
        <draw:frame draw:style-name="CodeBox" svg:width="31.8700cm" svg:height="13.5500cm" svg:x="1.0000cm" svg:y="4.0000cm">
          <draw:text-box>
            <text:p text:style-name="PCode"># Short help
ls --help

# Full manual
man ls

# Config file format
man 5 fstab

# Search all man pages by keyword
apropos partition

# Find which package provides a command
dnf provides /usr/bin/s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Getting Help — man, --help, apropos</text:p>
          </draw:text-box>
        </draw:frame>
        <draw:frame draw:style-name="TransBox" svg:width="31.8700cm" svg:height="13.5500cm" svg:x="1.0000cm" svg:y="4.0000cm">
          <draw:text-box>
            <text:p text:style-name="PBullet">✓  The --help flag: Almost every command accepts --help. It shows a short summary of options.</text:p>
            <text:p text:style-name="PBullet">✓  man pages: man (manual) provides the full reference documentation for commands, config</text:p>
            <text:p text:style-name="PBullet">✓  apropos — search by keyword: If you don't know the command name, apropos searches man page descriptions:</text:p>
            <text:p text:style-name="PBullet">✓  info pages: Some GNU tools have richer documentation in info format:</text:p>
            <text:p text:style-name="PBullet">✓  /usr/share/doc: Package documentation (changelogs, examples, READMEs) lives here:</text:p>
            <text:p text:style-name="PBullet">✓  Online resources (official): Resource: URL</text:p>
            <text:p text:style-name="PBullet">✓  Quick reference: help command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